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581cm" table:align="left"/>
    </style:style>
    <style:style style:name="Tableau1.A" style:family="table-column">
      <style:table-column-properties style:column-width="1.42cm"/>
    </style:style>
    <style:style style:name="Tableau1.B" style:family="table-column">
      <style:table-column-properties style:column-width="1.023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 style:data-style-name="N0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H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 style:list-style-name="L1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ithmétique : </text:p>
      <text:p text:style-name="Standard">Division euclidienne de 34 par 12</text:p>
      <text:p text:style-name="Standard">34 = 12 x 2 + 10</text:p>
      <text:p text:style-name="Standard"/>
      <text:p text:style-name="Standard">Décomposer 1150 en produit de facteurs premiers</text:p>
      <text:p text:style-name="Standard">2*5²*23</text:p>
      <text:p text:style-name="Standard"/>
      <text:p text:style-name="Standard">PGCD (340,510)=170 </text:p>
      <text:p text:style-name="Standard"/>
      <text:p text:style-name="Standard">247 est-il premier ? 247 = 19 *13, il n'est pas premier</text:p>
      <text:p text:style-name="Standard"/>
      <text:p text:style-name="Standard">247 et 221 sont ils premiers entre eux ? 221=13*17. 13 est un facteur commun donc 247 et 221 ne sont pas premiers entre eux.</text:p>
      <text:p text:style-name="Standard"/>
      <text:p text:style-name="Standard">21=1[5]</text:p>
      <text:p text:style-name="Standard">20=-4[6] car 20-[-4] est multiple de 6</text:p>
      <text:p text:style-name="Standard">19=1[n] n? 19-1=18 or div(18)={1,2,3,6,9,18}</text:p>
      <text:p text:style-name="Standard"/>
      <text:p text:style-name="Standard">compléter</text:p>
      <text:p text:style-name="Standard"/>
      <table:table table:name="Tableau1" table:style-name="Tableau1">
        <table:table-column table:style-name="Tableau1.A"/>
        <table:table-column table:style-name="Tableau1.B" table:number-columns-repeated="7"/>
        <table:table-row>
          <table:table-cell table:style-name="Tableau1.A1" office:value-type="string">
            <text:p text:style-name="P1">i</text:p>
          </table:table-cell>
          <table:table-cell table:style-name="Tableau1.B1" office:value-type="float" office:value="0">
            <text:p text:style-name="P1">0</text:p>
          </table:table-cell>
          <table:table-cell table:style-name="Tableau1.B1" office:value-type="float" office:value="1">
            <text:p text:style-name="P1">1</text:p>
          </table:table-cell>
          <table:table-cell table:style-name="Tableau1.B1" office:value-type="float" office:value="2">
            <text:p text:style-name="P1">2</text:p>
          </table:table-cell>
          <table:table-cell table:style-name="Tableau1.B1" office:value-type="float" office:value="3">
            <text:p text:style-name="P1">3</text:p>
          </table:table-cell>
          <table:table-cell table:style-name="Tableau1.B1" office:value-type="float" office:value="4">
            <text:p text:style-name="P1">4</text:p>
          </table:table-cell>
          <table:table-cell table:style-name="Tableau1.B1" office:value-type="float" office:value="5">
            <text:p text:style-name="P1">5</text:p>
          </table:table-cell>
          <table:table-cell table:style-name="Tableau1.H1" office:value-type="float" office:value="6">
            <text:p text:style-name="P1">6</text:p>
          </table:table-cell>
        </table:table-row>
        <table:table-row>
          <table:table-cell table:style-name="Tableau1.A2" office:value-type="string">
            <text:p text:style-name="P1">3Ei[7]</text:p>
          </table:table-cell>
          <table:table-cell table:style-name="Tableau1.B2" office:value-type="float" office:value="1">
            <text:p text:style-name="P1">1</text:p>
          </table:table-cell>
          <table:table-cell table:style-name="Tableau1.B2" office:value-type="float" office:value="3">
            <text:p text:style-name="P1">3</text:p>
          </table:table-cell>
          <table:table-cell table:style-name="Tableau1.B2" office:value-type="float" office:value="2">
            <text:p text:style-name="P1">2</text:p>
          </table:table-cell>
          <table:table-cell table:style-name="Tableau1.B2" office:value-type="float" office:value="6">
            <text:p text:style-name="P1">6</text:p>
          </table:table-cell>
          <table:table-cell table:style-name="Tableau1.B2" office:value-type="float" office:value="4">
            <text:p text:style-name="P1">4</text:p>
          </table:table-cell>
          <table:table-cell table:style-name="Tableau1.B2" office:value-type="float" office:value="5">
            <text:p text:style-name="P1">5</text:p>
          </table:table-cell>
          <table:table-cell table:style-name="Tableau1.H2" office:value-type="float" office:value="1">
            <text:p text:style-name="P1">1</text:p>
          </table:table-cell>
        </table:table-row>
      </table:table>
      <text:p text:style-name="Standard"/>
      <text:p text:style-name="Standard">Traduire : </text:p>
      <text:p text:style-name="Standard">17 en binaire : 10001</text:p>
      <text:p text:style-name="Standard">170 en hexa: 1A</text:p>
      <text:p text:style-name="Standard">17,25 en binaire : 10001,10011 </text:p>
      <text:p text:style-name="Standard">170,875 en hexa : 1A,B63</text:p>
      <text:p text:style-name="Standard">1011,001(2) en dec : 11,4</text:p>
      <text:p text:style-name="Standard">1A,EF(16) en dec : 170,254</text:p>
      <text:p text:style-name="Standard"/>
      <text:p text:style-name="Standard">u(n) suite géométrique de raison 1,005 tq u0=5</text:p>
      <text:list xml:id="list3559738373648073253" text:style-name="L1">
        <text:list-item>
          <text:p text:style-name="P2">calcul u1 et u2</text:p>
        </text:list-item>
        <text:list-item>
          <text:p text:style-name="P2">un en fonction de n</text:p>
        </text:list-item>
        <text:list-item>
          <text:p text:style-name="P2">n ? un&gt;10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ui Non</meta:initial-creator>
    <meta:creation-date>2017-11-09T09:35:02.16</meta:creation-date>
    <dc:date>2017-11-09T10:22:30.29</dc:date>
    <dc:creator>Oui Non</dc:creator>
    <meta:editing-duration>PT1M13S</meta:editing-duration>
    <meta:editing-cycles>2</meta:editing-cycles>
    <meta:generator>OpenOffice/4.1.3$Win32 OpenOffice.org_project/413m1$Build-9783</meta:generator>
    <meta:document-statistic meta:table-count="1" meta:image-count="0" meta:object-count="0" meta:page-count="1" meta:paragraph-count="39" meta:word-count="148" meta:character-count="684"/>
  </office:meta>
</office:document-meta>
</file>